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02cm" draw:marker-start-width="0.457cm" draw:marker-end-width="0.457cm" draw:fill="none" draw:textarea-horizontal-align="center" draw:textarea-vertical-align="middle" fo:padding-top="0.051cm" fo:padding-bottom="0.051cm" fo:padding-left="0.051cm" fo:padding-right="0.05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2.618cm"/>
    </style:style>
    <style:style style:name="gr3" style:family="graphic" style:parent-style-name="objectwithoutfill">
      <style:graphic-properties svg:stroke-width="0.102cm" draw:marker-start="Arrow" draw:marker-start-width="0.254cm" draw:marker-end="Arrow" draw:marker-end-width="0.254cm" draw:fill="none" draw:textarea-horizontal-align="center" draw:textarea-vertical-align="middle" fo:padding-top="0.051cm" fo:padding-bottom="0.051cm" fo:padding-left="0.051cm" fo:padding-right="0.05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2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1.88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3.084cm"/>
    </style:style>
    <style:style style:name="gr7" style:family="graphic" style:parent-style-name="standard">
      <style:graphic-properties draw:fill-color="#66fff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8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6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6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45cm" fo:min-width="1.295cm"/>
    </style:style>
    <style:style style:name="gr14" style:family="graphic" style:parent-style-name="standard">
      <style:graphic-properties svg:stroke-width="0.102cm" svg:stroke-color="#000000" draw:marker-start="Arrow" draw:marker-start-width="0.254cm" draw:marker-end="Arrow" draw:marker-end-width="0.254cm" draw:textarea-vertical-align="middle" fo:padding-top="0.176cm" fo:padding-bottom="0.176cm" fo:padding-left="0.301cm" fo:padding-right="0.301cm"/>
    </style:style>
    <style:style style:name="gr15" style:family="graphic" style:parent-style-name="objectwithoutfill">
      <style:graphic-properties svg:stroke-width="0.076cm" draw:marker-start="Arrow" draw:marker-start-width="0.19cm" draw:marker-end="Arrow" draw:marker-end-width="0.19cm" draw:fill="none" draw:textarea-horizontal-align="center" draw:textarea-vertical-align="middle" fo:padding-top="0.038cm" fo:padding-bottom="0.038cm" fo:padding-left="0.038cm" fo:padding-right="0.03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53cm"/>
    </style:style>
    <style:style style:name="gr17" style:family="graphic" style:parent-style-name="objectwithoutfill">
      <style:graphic-properties svg:stroke-width="0.102cm" draw:marker-start="Arrow" draw:marker-start-width="0.254cm" draw:marker-end="Arrow" draw:marker-end-width="0.254cm" draw:fill="none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9cm" fo:min-width="0cm"/>
    </style:style>
    <style:style style:name="gr19" style:family="graphic" style:parent-style-name="standard">
      <style:graphic-properties draw:stroke="none" svg:stroke-color="#000000" draw:fill="none" draw:fill-color="#ffffff" fo:min-height="2.036cm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21" style:family="graphic" style:parent-style-name="objectwithoutfill">
      <style:graphic-properties svg:stroke-width="0.102cm" draw:marker-start="Arrow" draw:marker-start-width="0.254cm" draw:marker-end-width="0.509cm" draw:fill="none" draw:textarea-vertical-align="middle" fo:padding-top="0.176cm" fo:padding-bottom="0.176cm" fo:padding-left="0.301cm" fo:padding-right="0.301cm"/>
    </style:style>
    <style:style style:name="gr22" style:family="graphic" style:parent-style-name="objectwithoutfill">
      <style:graphic-properties svg:stroke-width="0.102cm" draw:marker-start-width="0.509cm" draw:marker-end="Arrow" draw:marker-end-width="0.254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Bitstream Vera Serif'" style:font-style-name="Regular" style:font-family-generic="roman" fo:font-size="12pt" style:font-size-asian="12pt" style:font-size-complex="1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 fo:font-weight="bold" style:font-size-asian="12pt" style:font-size-complex="12pt"/>
    </style:style>
    <style:style style:name="P6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family="'Bitstream Vera Serif'" style:font-style-name="Regular" style:font-family-generic="roman" fo:font-size="20pt" style:font-size-asian="20pt" style:font-size-complex="20pt"/>
    </style:style>
    <style:style style:name="P8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9" style:family="paragraph">
      <style:paragraph-properties fo:margin-left="0cm" fo:margin-right="0cm" fo:text-indent="0cm"/>
      <style:text-properties fo:font-size="10pt" fo:font-weight="bold" style:font-size-asian="10pt" style:font-size-complex="10pt"/>
    </style:style>
    <style:style style:name="P10" style:family="paragraph">
      <style:text-properties fo:font-size="12pt" style:font-size-asian="18pt" style:font-size-complex="18pt"/>
    </style:style>
    <style:style style:name="T1" style:family="text">
      <style:text-properties fo:font-family="'Bitstream Vera Serif'" style:font-style-name="Regular" style:font-family-generic="roman" fo:font-size="12pt" style:font-size-asian="12pt" style:font-size-complex="12pt"/>
    </style:style>
    <style:style style:name="T2" style:family="text">
      <style:text-properties fo:font-size="12pt" fo:font-weight="bold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fo:font-weight="bold" style:font-size-asian="10pt" style:font-size-complex="10pt"/>
    </style:style>
    <style:style style:name="T5" style:family="text">
      <style:text-properties fo:font-size="8pt" style:font-size-asian="18pt" style:font-size-complex="18pt"/>
    </style:style>
    <style:style style:name="T6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35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35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35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35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35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35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35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35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35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35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3.302cm" svg:height="1.383cm" svg:x="7.517cm" svg:y="4.495cm">
          <text:p/>
        </draw:rect>
        <draw:frame draw:style-name="gr2" draw:text-style-name="P3" draw:layer="layout" svg:width="3.118cm" svg:height="1.243cm" svg:x="7.644cm" svg:y="4.516cm">
          <draw:text-box>
            <text:p text:style-name="P2"><text:span text:style-name="T1">expt-meb</text:span></text:p>
            <text:p text:style-name="P2"><text:span text:style-name="T1">(Dell s5248)</text:span></text:p>
          </draw:text-box>
        </draw:frame>
        <draw:line draw:style-name="gr3" draw:text-style-name="P1" draw:layer="layout" svg:x1="9.168cm" svg:y1="4.495cm" svg:x2="9.152cm" svg:y2="2.718cm">
          <text:p/>
        </draw:line>
        <draw:frame draw:style-name="gr4" draw:text-style-name="P5" draw:layer="layout" svg:width="1.795cm" svg:height="0.721cm" svg:x="9.151cm" svg:y="3.266cm">
          <draw:text-box>
            <text:p text:style-name="P4"><text:span text:style-name="T2">40Gb</text:span></text:p>
          </draw:text-box>
        </draw:frame>
        <draw:rect draw:style-name="gr1" draw:text-style-name="P1" xml:id="id2" draw:id="id2" draw:layer="layout" svg:width="3.302cm" svg:height="1.383cm" svg:x="17.55cm" svg:y="6.355cm">
          <text:p/>
        </draw:rect>
        <draw:frame draw:style-name="gr2" draw:text-style-name="P3" draw:layer="layout" svg:width="3.118cm" svg:height="1.243cm" svg:x="17.677cm" svg:y="6.376cm">
          <draw:text-box>
            <text:p text:style-name="P2"><text:span text:style-name="T1">expt-fort1</text:span></text:p>
            <text:p text:style-name="P2"><text:span text:style-name="T1">(Dell s5248)</text:span></text:p>
          </draw:text-box>
        </draw:frame>
        <draw:rect draw:style-name="gr1" draw:text-style-name="P1" draw:layer="layout" svg:width="3.522cm" svg:height="1.143cm" svg:x="22.918cm" svg:y="9.259cm" draw:corner-radius="0.5cm">
          <text:p/>
        </draw:rect>
        <draw:frame draw:style-name="gr5" draw:text-style-name="P6" draw:layer="layout" svg:width="2.382cm" svg:height="1.191cm" svg:x="23.584cm" svg:y="9.259cm">
          <draw:text-box>
            <text:p text:style-name="P2"><text:span text:style-name="T3">pc18-fort</text:span></text:p>
            <text:p text:style-name="P2"><text:span text:style-name="T3">(d840)</text:span></text:p>
          </draw:text-box>
        </draw:frame>
        <draw:rect draw:style-name="gr1" draw:text-style-name="P1" draw:layer="layout" svg:width="3.522cm" svg:height="1.222cm" svg:x="1.808cm" svg:y="4.529cm" draw:corner-radius="0.5cm">
          <text:p/>
        </draw:rect>
        <draw:frame draw:style-name="gr6" draw:text-style-name="P6" draw:layer="layout" svg:width="3.584cm" svg:height="1.191cm" svg:x="1.774cm" svg:y="4.529cm">
          <draw:text-box>
            <text:p text:style-name="P2"><text:span text:style-name="T3">pc01-pc04(meb)</text:span></text:p>
            <text:p text:style-name="P2"><text:span text:style-name="T3">(d740)</text:span></text:p>
          </draw:text-box>
        </draw:frame>
        <draw:custom-shape draw:style-name="gr7" draw:text-style-name="P1" draw:layer="layout" svg:width="3.302cm" svg:height="1.457cm" svg:x="1.929cm" svg:y="6.688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302cm" svg:height="1.243cm" svg:x="1.929cm" svg:y="6.861cm">
          <draw:text-box>
            <text:p text:style-name="P1"><text:span text:style-name="T1">MEB</text:span></text:p>
            <text:p text:style-name="P1"><text:span text:style-name="T1">Base Station</text:span></text:p>
          </draw:text-box>
        </draw:frame>
        <draw:rect draw:style-name="gr1" draw:text-style-name="P1" xml:id="id3" draw:id="id3" draw:layer="layout" svg:width="3.302cm" svg:height="1.383cm" svg:x="17.55cm" svg:y="3.561cm">
          <text:p/>
        </draw:rect>
        <draw:frame draw:style-name="gr2" draw:text-style-name="P3" draw:layer="layout" svg:width="3.118cm" svg:height="1.243cm" svg:x="17.677cm" svg:y="3.582cm">
          <draw:text-box>
            <text:p text:style-name="P2"><text:span text:style-name="T1">expt-fort2</text:span></text:p>
            <text:p text:style-name="P2"><text:span text:style-name="T1">(Dell s5248)</text:span></text:p>
          </draw:text-box>
        </draw:frame>
        <draw:rect draw:style-name="gr1" draw:text-style-name="P1" draw:layer="layout" svg:width="3.302cm" svg:height="1.383cm" svg:x="17.55cm" svg:y="9.022cm">
          <text:p/>
        </draw:rect>
        <draw:frame draw:style-name="gr2" draw:text-style-name="P3" draw:layer="layout" svg:width="3.118cm" svg:height="1.243cm" svg:x="17.677cm" svg:y="9.043cm">
          <draw:text-box>
            <text:p text:style-name="P2"><text:span text:style-name="T1">expt-fort3</text:span></text:p>
            <text:p text:style-name="P2"><text:span text:style-name="T1">(Dell s5248)</text:span></text:p>
          </draw:text-box>
        </draw:frame>
        <draw:rect draw:style-name="gr1" draw:text-style-name="P1" draw:layer="layout" svg:width="3.522cm" svg:height="1.143cm" svg:x="1.802cm" svg:y="2.449cm" draw:corner-radius="0.5cm">
          <text:p/>
        </draw:rect>
        <draw:frame draw:style-name="gr5" draw:text-style-name="P6" draw:layer="layout" svg:width="2.382cm" svg:height="1.191cm" svg:x="2.403cm" svg:y="2.449cm">
          <draw:text-box>
            <text:p text:style-name="P2"><text:span text:style-name="T3">pc19-meb</text:span></text:p>
            <text:p text:style-name="P2"><text:span text:style-name="T3">(d840)</text:span></text:p>
          </draw:text-box>
        </draw:frame>
        <draw:rect draw:style-name="gr1" draw:text-style-name="P1" draw:layer="layout" svg:width="3.522cm" svg:height="1.222cm" svg:x="22.884cm" svg:y="6.355cm" draw:corner-radius="0.5cm">
          <text:p/>
        </draw:rect>
        <draw:frame draw:style-name="gr6" draw:text-style-name="P6" draw:layer="layout" svg:width="3.584cm" svg:height="1.191cm" svg:x="22.977cm" svg:y="6.386cm">
          <draw:text-box>
            <text:p text:style-name="P2"><text:span text:style-name="T3">pc05-pc16(fort)</text:span></text:p>
            <text:p text:style-name="P2"><text:span text:style-name="T3">(d740)</text:span></text:p>
          </draw:text-box>
        </draw:frame>
        <draw:rect draw:style-name="gr1" draw:text-style-name="P1" draw:layer="layout" svg:width="3.522cm" svg:height="1.143cm" svg:x="22.878cm" svg:y="3.513cm" draw:corner-radius="0.5cm">
          <text:p/>
        </draw:rect>
        <draw:frame draw:style-name="gr5" draw:text-style-name="P6" draw:layer="layout" svg:width="2.382cm" svg:height="1.191cm" svg:x="23.42cm" svg:y="3.465cm">
          <draw:text-box>
            <text:p text:style-name="P2"><text:span text:style-name="T3">pc17-fort</text:span></text:p>
            <text:p text:style-name="P2"><text:span text:style-name="T3">(d840)</text:span></text:p>
          </draw:text-box>
        </draw:frame>
        <draw:g xml:id="id4" draw:id="id4">
          <draw:rect draw:style-name="gr1" draw:text-style-name="P1" draw:layer="layout" svg:width="3.302cm" svg:height="1.383cm" svg:x="11.962cm" svg:y="2.568cm">
            <text:p/>
          </draw:rect>
          <draw:frame draw:style-name="gr2" draw:text-style-name="P3" draw:layer="layout" svg:width="3.118cm" svg:height="1.243cm" svg:x="12.089cm" svg:y="2.589cm">
            <draw:text-box>
              <text:p text:style-name="P2"><text:span text:style-name="T1">expt-ddc1</text:span></text:p>
              <text:p text:style-name="P2"><text:span text:style-name="T1">(Dell s5248)</text:span></text:p>
            </draw:text-box>
          </draw:frame>
        </draw:g>
        <draw:custom-shape draw:style-name="gr7" draw:text-style-name="P1" draw:layer="layout" svg:width="3.302cm" svg:height="1.457cm" svg:x="16.788cm" svg:y="1.246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2.794cm" svg:height="1.243cm" svg:x="17.124cm" svg:y="1.412cm">
          <draw:text-box>
            <text:p text:style-name="P1"><text:span text:style-name="T1">To DDC</text:span></text:p>
            <text:p text:style-name="P1"><text:span text:style-name="T1">(scidmz)</text:span></text:p>
          </draw:text-box>
        </draw:frame>
        <draw:custom-shape draw:style-name="gr7" draw:text-style-name="P1" xml:id="id5" draw:id="id5" draw:layer="layout" svg:width="3.302cm" svg:height="1.457cm" svg:x="16.788cm" svg:y="1.246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3.175cm" svg:height="1.418cm" svg:x="16.915cm" svg:y="1.412cm">
          <draw:text-box>
            <text:p text:style-name="P1"><text:span text:style-name="T1">To Cloudlab</text:span></text:p>
            <text:p text:style-name="P1"><text:span text:style-name="T1">(scidmz)</text:span></text:p>
          </draw:text-box>
        </draw:frame>
        <draw:custom-shape draw:style-name="gr7" draw:text-style-name="P1" draw:layer="layout" svg:width="3.302cm" svg:height="1.457cm" svg:x="7.517cm" svg:y="1.246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3.429cm" svg:height="1.243cm" svg:x="7.771cm" svg:y="1.433cm">
          <draw:text-box>
            <text:p text:style-name="P1"><text:span text:style-name="T1">To Emulab</text:span></text:p>
            <text:p text:style-name="P1"><text:span text:style-name="T1">(Z9500)</text:span></text:p>
          </draw:text-box>
        </draw:frame>
        <draw:frame draw:style-name="gr4" draw:text-style-name="P5" draw:layer="layout" svg:width="2.267cm" svg:height="0.721cm" svg:x="11.581cm" svg:y="4.776cm">
          <draw:text-box>
            <text:p text:style-name="P4"><text:span text:style-name="T2">2x100Gb</text:span></text:p>
          </draw:text-box>
        </draw:frame>
        <draw:frame draw:style-name="gr12" draw:text-style-name="P5" draw:layer="layout" svg:width="3.175cm" svg:height="0.721cm" svg:x="13.994cm" svg:y="1.347cm">
          <draw:text-box>
            <text:p text:style-name="P4"><text:span text:style-name="T2">2x40Gb</text:span></text:p>
          </draw:text-box>
        </draw:frame>
        <draw:line draw:style-name="gr3" draw:text-style-name="P1" draw:layer="layout" svg:x1="20.852cm" svg:y1="3.846cm" svg:x2="22.884cm" svg:y2="3.846cm">
          <text:p/>
        </draw:line>
        <draw:frame draw:style-name="gr13" draw:text-style-name="P5" draw:layer="layout" svg:width="1.795cm" svg:height="0.721cm" svg:x="10.675cm" svg:y="6.386cm">
          <draw:text-box>
            <text:p text:style-name="P4"><text:span text:style-name="T2">100Gb</text:span></text:p>
          </draw:text-box>
        </draw:frame>
        <draw:connector draw:style-name="gr14" draw:text-style-name="P1" draw:layer="layout" svg:x1="9.168cm" svg:y1="5.878cm" svg:x2="17.55cm" svg:y2="7.046cm" draw:start-shape="id1" draw:start-glue-point="2" draw:end-shape="id2" svg:d="M9168 5878v1168h8382">
          <text:p/>
        </draw:connector>
        <draw:frame draw:style-name="gr4" draw:text-style-name="P5" draw:layer="layout" svg:width="2.03cm" svg:height="0.721cm" svg:x="20.981cm" svg:y="10.196cm">
          <draw:text-box>
            <text:p text:style-name="P4"><text:span text:style-name="T2">2x40Gb</text:span></text:p>
          </draw:text-box>
        </draw:frame>
        <draw:frame draw:style-name="gr4" draw:text-style-name="P5" draw:layer="layout" svg:width="2.03cm" svg:height="0.721cm" svg:x="20.981cm" svg:y="2.999cm">
          <draw:text-box>
            <text:p text:style-name="P4"><text:span text:style-name="T2">2x40Gb</text:span></text:p>
          </draw:text-box>
        </draw:frame>
        <draw:line draw:style-name="gr3" draw:text-style-name="P1" draw:layer="layout" svg:x1="20.852cm" svg:y1="10.196cm" svg:x2="23.011cm" svg:y2="10.196cm">
          <text:p/>
        </draw:line>
        <draw:line draw:style-name="gr15" draw:text-style-name="P1" draw:layer="layout" svg:x1="20.852cm" svg:y1="4.862cm" svg:x2="23.138cm" svg:y2="6.386cm">
          <text:p/>
        </draw:line>
        <draw:line draw:style-name="gr15" draw:text-style-name="P1" draw:layer="layout" svg:x1="20.852cm" svg:y1="9.053cm" svg:x2="23.138cm" svg:y2="7.529cm">
          <text:p/>
        </draw:line>
        <draw:line draw:style-name="gr15" draw:text-style-name="P1" draw:layer="layout" svg:x1="20.852cm" svg:y1="6.894cm" svg:x2="22.884cm" svg:y2="6.894cm">
          <text:p/>
        </draw:line>
        <draw:frame draw:style-name="gr4" draw:text-style-name="P9" draw:layer="layout" svg:width="1.795cm" svg:height="0.645cm" svg:x="20.979cm" svg:y="7.148cm">
          <draw:text-box>
            <text:p text:style-name="P8"><text:span text:style-name="T4">2x10Gb</text:span></text:p>
          </draw:text-box>
        </draw:frame>
        <draw:frame draw:style-name="gr4" draw:text-style-name="P9" draw:layer="layout" svg:width="1.795cm" svg:height="0.645cm" svg:x="20.962cm" svg:y="5.868cm">
          <draw:text-box>
            <text:p text:style-name="P8"><text:span text:style-name="T4">2x10Gb</text:span></text:p>
          </draw:text-box>
        </draw:frame>
        <draw:line draw:style-name="gr3" draw:text-style-name="P1" draw:layer="layout" svg:x1="7.517cm" svg:y1="4.481cm" svg:x2="5.231cm" svg:y2="3.338cm">
          <text:p/>
        </draw:line>
        <draw:frame draw:style-name="gr16" draw:text-style-name="P5" draw:layer="layout" svg:width="2.03cm" svg:height="0.848cm" svg:x="5.868cm" svg:y="3.125cm">
          <draw:text-box>
            <text:p text:style-name="P4"><text:span text:style-name="T2">2x40Gb</text:span></text:p>
          </draw:text-box>
        </draw:frame>
        <draw:line draw:style-name="gr15" draw:text-style-name="P1" draw:layer="layout" svg:x1="5.358cm" svg:y1="5.116cm" svg:x2="7.517cm" svg:y2="5.116cm">
          <text:p/>
        </draw:line>
        <draw:frame draw:style-name="gr4" draw:text-style-name="P9" draw:layer="layout" svg:width="1.795cm" svg:height="0.645cm" svg:x="5.612cm" svg:y="4.598cm">
          <draw:text-box>
            <text:p text:style-name="P8"><text:span text:style-name="T4">2x10Gb</text:span></text:p>
          </draw:text-box>
        </draw:frame>
        <draw:line draw:style-name="gr3" draw:text-style-name="P1" draw:layer="layout" svg:x1="7.517cm" svg:y1="5.878cm" svg:x2="5.231cm" svg:y2="6.767cm">
          <text:p/>
        </draw:line>
        <draw:frame draw:style-name="gr16" draw:text-style-name="P5" draw:layer="layout" svg:width="2.267cm" svg:height="0.848cm" svg:x="5.739cm" svg:y="6.427cm">
          <draw:text-box>
            <text:p text:style-name="P4"><text:span text:style-name="T2">11x10Gb</text:span></text:p>
          </draw:text-box>
        </draw:frame>
        <draw:line draw:style-name="gr3" draw:text-style-name="P1" draw:layer="layout" svg:x1="18.439cm" svg:y1="6.386cm" svg:x2="18.439cm" svg:y2="4.989cm">
          <text:p/>
        </draw:line>
        <draw:frame draw:style-name="gr12" draw:text-style-name="P5" draw:layer="layout" svg:width="2.267cm" svg:height="0.721cm" svg:x="18.331cm" svg:y="5.243cm">
          <draw:text-box>
            <text:p text:style-name="P4"><text:span text:style-name="T2">2x100Gb</text:span></text:p>
          </draw:text-box>
        </draw:frame>
        <draw:line draw:style-name="gr3" draw:text-style-name="P1" draw:layer="layout" svg:x1="18.439cm" svg:y1="9.053cm" svg:x2="18.439cm" svg:y2="7.783cm">
          <text:p/>
        </draw:line>
        <draw:frame draw:style-name="gr12" draw:text-style-name="P5" draw:layer="layout" svg:width="2.267cm" svg:height="0.721cm" svg:x="18.331cm" svg:y="8.078cm">
          <draw:text-box>
            <text:p text:style-name="P4"><text:span text:style-name="T2">2x100Gb</text:span></text:p>
          </draw:text-box>
        </draw:frame>
        <draw:connector draw:style-name="gr17" draw:text-style-name="P1" draw:layer="layout" draw:line-skew="1.066cm" svg:x1="17.55cm" svg:y1="4.252cm" svg:x2="13.429cm" svg:y2="8.805cm" draw:start-shape="id3" draw:start-glue-point="3" svg:d="M17550 4252h-1270v4553h-2851">
          <text:p/>
        </draw:connector>
        <draw:connector draw:style-name="gr17" draw:text-style-name="P1" draw:layer="layout" draw:line-skew="1.151cm" svg:x1="17.55cm" svg:y1="7.548cm" svg:x2="13.47cm" svg:y2="9.52cm" svg:d="M17550 7548h-889v1972h-3191">
          <text:p/>
        </draw:connector>
        <draw:line draw:style-name="gr3" draw:text-style-name="P1" draw:layer="layout" svg:x1="17.55cm" svg:y1="10.196cm" svg:x2="13.486cm" svg:y2="10.196cm">
          <text:p/>
        </draw:line>
        <draw:frame draw:style-name="gr16" draw:text-style-name="P5" draw:layer="layout" svg:width="2.03cm" svg:height="0.848cm" svg:x="13.786cm" svg:y="9.475cm">
          <draw:text-box>
            <text:p text:style-name="P4"><text:span text:style-name="T2">7x10Gb</text:span></text:p>
          </draw:text-box>
        </draw:frame>
        <draw:frame draw:style-name="gr16" draw:text-style-name="P5" draw:layer="layout" svg:width="2.03cm" svg:height="0.848cm" svg:x="13.742cm" svg:y="8.799cm">
          <draw:text-box>
            <text:p text:style-name="P4"><text:span text:style-name="T2">7x10Gb</text:span></text:p>
          </draw:text-box>
        </draw:frame>
        <draw:custom-shape draw:style-name="gr7" draw:text-style-name="P1" draw:layer="layout" svg:width="3.302cm" svg:height="1.457cm" svg:x="10.184cm" svg:y="8.799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3.429cm" svg:height="1.739cm" svg:x="10.184cm" svg:y="8.965cm">
          <draw:text-box>
            <text:p text:style-name="P1"><text:span text:style-name="T1">Rooftop</text:span></text:p>
            <text:p text:style-name="P1"><text:span text:style-name="T1">Base Stations</text:span></text:p>
          </draw:text-box>
        </draw:frame>
        <draw:g>
          <draw:frame draw:style-name="gr19" draw:text-style-name="P10" draw:layer="layout" svg:width="7.239cm" svg:height="2.286cm" svg:x="3.072cm" svg:y="8.672cm">
            <draw:text-box>
              <text:p text:style-name="P10"><text:span text:style-name="T5">Each base station has:</text:span></text:p>
              <text:list text:style-name="L2">
                <text:list-item>
                  <text:p text:style-name="P10"><text:span text:style-name="T5">One 10Gb link to the CELL radio</text:span></text:p>
                </text:list-item>
                <text:list-item>
                  <text:p text:style-name="P10"><text:span text:style-name="T5">Two 10Gb links to the CBRS radio</text:span></text:p>
                </text:list-item>
                <text:list-item>
                  <text:p text:style-name="P10"><text:span text:style-name="T5">Two 10Gb links to each of two N310s (future)</text:span></text:p>
                </text:list-item>
              </text:list>
              <text:p text:style-name="P10"><text:span text:style-name="T6"/></text:p>
            </draw:text-box>
          </draw:frame>
          <draw:custom-shape draw:style-name="gr20" draw:text-style-name="P1" draw:layer="layout" svg:width="6.183cm" svg:height="1.778cm" svg:x="3.223cm" svg:y="8.672cm">
            <text:p/>
            <draw:enhanced-geometry svg:viewBox="0 0 21600 21600" draw:type="rectangle" draw:enhanced-path="M 0 0 L 21600 0 21600 21600 0 21600 0 0 Z N"/>
          </draw:custom-shape>
        </draw:g>
        <draw:line draw:style-name="gr21" draw:text-style-name="P1" draw:layer="layout" svg:x1="13.613cm" svg:y1="3.973cm" svg:x2="13.613cm" svg:y2="6.513cm">
          <text:p/>
        </draw:line>
        <draw:line draw:style-name="gr22" draw:text-style-name="P1" draw:layer="layout" svg:x1="13.573cm" svg:y1="6.461cm" svg:x2="17.51cm" svg:y2="6.461cm">
          <text:p/>
        </draw:line>
        <draw:connector draw:style-name="gr17" draw:text-style-name="P1" draw:layer="layout" draw:type="lines" draw:line-skew="-0.076cm" svg:x1="13.613cm" svg:y1="2.568cm" svg:x2="16.788cm" svg:y2="1.974cm" draw:start-shape="id4" draw:start-glue-point="0" draw:end-shape="id5" svg:d="M13613 2568v-627l2674 33h501">
          <text:p/>
        </draw:connector>
        <officeooo:annotation svg:x="0.359cm" svg:y="0.199cm">
          <dc:creator>Leigh Stoller</dc:creator>
          <dc:date>2020-12-10T14:22:20</dc:date>
          <text:p>Fort1: 5/6/8/9/11/12/14/15</text:p>
          <text:p>Fort2: 5/7/8/10/13/14/16/17</text:p>
          <text:p>Fort3: 6/7/9/10/12/13/15/16/18</text:p>
          <text:p/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igh Stoller</meta:initial-creator>
    <meta:creation-date>2016-01-14T17:35:06</meta:creation-date>
    <dc:date>2020-12-11T08:38:49</dc:date>
    <dc:creator>Leigh Stoller</dc:creator>
    <meta:editing-duration>P1DT11H29M5S</meta:editing-duration>
    <meta:editing-cycles>41</meta:editing-cycles>
    <meta:generator>OpenOffice/4.1.6$Unix OpenOffice.org_project/416m1$Build-9790</meta:generator>
    <meta:document-statistic meta:object-count="67"/>
  </office:meta>
</office:document-meta>
</file>